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tyle="italic" style:font-style-asian="italic" style:font-style-complex="italic"/>
    </style:style>
    <style:style style:name="P2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4cm" svg:x="1.4cm" svg:y="0.837cm" presentation:class="subtitle">
          <draw:text-box>
            <text:p>ExtJs data package</text:p>
            <text:p>Mark Veltzer</text:p>
            <text:p>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Js divides the job getting data for components between many different classes and concepts.</text:p>
              </text:list-item>
              <text:list-item>
                <text:p>These are Model, Store and Proxy.</text:p>
              </text:list-item>
              <text:list-item>
                <text:p>These three together combine to form the Model in Model-View paradigm. They, together, collaborate to fetch the data from the server and expose it to the widget needing it.</text:p>
              </text:list-item>
              <text:list-item>
                <text:p>They also provide the reverse: the ability for the widget to modify the data on the server if the user edits the dat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Ext.data.Model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 model is a definition of the types of objects your application managers (on the client side of course).</text:p>
              </text:list-item>
              <text:list-item>
                <text:p>For example: cars, planes, candy-bars.</text:p>
              </text:list-item>
              <text:list-item>
                <text:p>Each object definition will include fields that each object has.</text:p>
              </text:list-item>
              <text:list-item>
                <text:p>You can think of models in a way similar to database schemes: they are not the data → they are the definition of what the data looks lik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ng a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xtend <text:span text:style-name="T1">Ext.data.Model</text:span></text:p>
              </text:list-item>
              <text:list-item>
                <text:p><text:span text:style-name="T2">Defined your fields.</text:span></text:p>
              </text:list-item>
              <text:list-item>
                <text:p><text:span text:style-name="T2">Each field could include many properties like </text:span><text:span text:style-name="T1">type, defaultValue</text:span><text:span text:style-name="T2">, </text:span><text:span text:style-name="T1">dateFormat, </text:span><text:span text:style-name="T2">various conversion functions and more.</text:span></text:p>
              </text:list-item>
              <text:list-item>
                <text:p><text:span text:style-name="T2">See example (</text:span><text:span text:style-name="T1">model_basic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lient side validations...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A model could include a validations to make sure that the data is correct.</text:p>
              </text:list-item>
              <text:list-item>
                <text:p>This is especially needed if you allow the user to edit the data and you want to make sure that bad data does not enter the model.</text:p>
              </text:list-item>
              <text:list-item>
                <text:p>If the data comes from the server and you are sure of it's validity then this is probably not required.</text:p>
              </text:list-item>
              <text:list-item>
                <text:p>This is done by adding a <text:span text:style-name="T1">validations </text:span><text:span text:style-name="T2">property to the model.</text:span></text:p>
              </text:list-item>
              <text:list-item>
                <text:p><text:span text:style-name="T2">See example (</text:span><text:span text:style-name="T1">model_validation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25.199cm" svg:height="3.506cm" svg:x="1.4cm" svg:y="0.837cm" presentation:class="title">
          <draw:text-box>
            <text:p text:style-name="P1"><text:span text:style-name="T1">Ext.data.validations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he validations which have been shown are part of the <text:span text:style-name="T1">Ext.data.validations </text:span><text:span text:style-name="T2">singleton.</text:span></text:p>
              </text:list-item>
              <text:list-item>
                <text:p><text:span text:style-name="T2">You can even add more validations of your own to that singleton.</text:span></text:p>
              </text:list-item>
              <text:list-item>
                <text:p><text:span text:style-name="T2">For now we will use the built in validation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“fake” fiel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ometimes you want to have fields which are not really supplied by the user of your model.</text:p>
              </text:list-item>
              <text:list-item>
                <text:p>These are “fake” fields. Fields that are created from other fields by computation.</text:p>
              </text:list-item>
              <text:list-item>
                <text:p>You can do this by adding a <text:span text:style-name="T1">convert</text:span> function to the field which will create the new field for you.</text:p>
              </text:list-item>
              <text:list-item>
                <text:p>See example (<text:span text:style-name="T1">model_fake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You models will supply the data definitions to various combo boxes, grids and trees.</text:p>
              </text:list-item>
              <text:list-item>
                <text:p>When you will query these widgets about the data, say about the currently selected items, what will you get?</text:p>
              </text:list-item>
              <text:list-item>
                <text:p>Usually what you want to get is some unique id of the object.</text:p>
              </text:list-item>
              <text:list-item>
                <text:p>This id is very crucial especially when you want to synchronize what the client and server side are talking abou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Typically this id will be the id column of some database table.</text:p>
              </text:list-item>
              <text:list-item>
                <text:p>In order for your model to have an id you have to set the <text:span text:style-name="T1">idProperty</text:span> of it.</text:p>
              </text:list-item>
              <text:list-item>
                <text:p>The <text:span text:style-name="T1">idProperty</text:span> simple says which field will serve as the unique id identifying the object in question.</text:p>
              </text:list-item>
              <text:list-item>
                <text:p>See example (<text:span text:style-name="T1">model_id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els and ids (cont)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If you do not have an id coming from the database and no field seems unique enough to serve as a unique id you can use an automatic id generator which guarantees unique ids.</text:p>
              </text:list-item>
              <text:list-item>
                <text:p>This id, however, will only be unique on the client side, unless you will use a uuid generator (also available in ExtJs).</text:p>
              </text:list-item>
              <text:list-item>
                <text:p>See example (<text:span text:style-name="T1">model_idgen.js</text:span>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1"><text:span text:style-name="T1">Ext.data.Store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Encapsulates client side cache of Model objects.</text:p>
              </text:list-item>
              <text:list-item>
                <text:p>Stores load data via a Proxy which actually handles the “mechanics” of fetching data.</text:p>
              </text:list-item>
              <text:list-item>
                <text:p>Provide functions for sorting, filtering and querying the model associated with the store.</text:p>
              </text:list-item>
              <text:list-item>
                <text:p>Think of the store as a mini database in the client sid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model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To define a store you must have a model.</text:p>
              </text:list-item>
              <text:list-item>
                <text:p>You can define the model in-lined in the store definition. This is the old/pre ext4 way.</text:p>
              </text:list-item>
              <text:list-item>
                <text:p>Or you can define a model class separately and set the property <text:span text:style-name="T1">model</text:span> <text:span text:style-name="T2">of the store to point to it. This is the new/ext4 recommended way.</text:span></text:p>
              </text:list-item>
              <text:list-item>
                <text:p><text:span text:style-name="T2">See example (</text:span><text:span text:style-name="T1">store_styles.js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tore and proxy</text:p>
          </draw:text-box>
        </draw:frame>
        <draw:frame presentation:style-name="pr4" draw:layer="layout" svg:width="24.639cm" svg:height="14.136cm" svg:x="1.4cm" svg:y="4.914cm" presentation:class="outline" presentation:user-transformed="true">
          <draw:text-box>
            <text:list text:style-name="L3">
              <text:list-item>
                <text:p>If you want a store to fetch data from your server you must configure a <text:span text:style-name="T1">proxy </text:span><text:span text:style-name="T2">for it.</text:span></text:p>
              </text:list-item>
              <text:list-item>
                <text:p><text:span text:style-name="T2">The proxy is the object in charge of getting and storing the data on the server.</text:span></text:p>
              </text:list-item>
              <text:list-item>
                <text:p><text:span text:style-name="T2">Another option is to put the data in-line in the store and avoid defining a proxy. This is fine for constant data that doesn't change frequently.</text:span></text:p>
              </text:list-item>
              <text:list-item>
                <text:p><text:span text:style-name="T2">See example (</text:span><text:span text:style-name="T1">store_data.html</text:span><text:span text:style-name="T2">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proxy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<text:span text:style-name="T2">ExtJs comes with a some predefined proxies so that you would not need to code them yourself.</text:span></text:p>
              </text:list-item>
              <text:list-item>
                <text:p><text:span text:style-name="T2">Not all proxies are created equal, some know only how to read data from the server, some know how to write.</text:span></text:p>
              </text:list-item>
              <text:list-item>
                <text:p><text:span text:style-name="T2">For now we will use </text:span><text:span text:style-name="T1">Ext.data.reader.Json</text:span><text:span text:style-name="T2"> which is the simplest proxy. It only reads from the server and uses a simple JSON format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7T06:37:20</meta:creation-date>
    <meta:editing-duration>PT1H39S</meta:editing-duration>
    <meta:editing-cycles>15</meta:editing-cycles>
    <dc:date>2012-05-17T07:42:16</dc:date>
    <meta:generator>LibreOffice/3.5$Linux_x86 LibreOffice_project/350m1$Build-2</meta:generator>
    <meta:document-statistic meta:object-count="76"/>
  </office:meta>
</office:document-meta>
</file>